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ffe0d4"/>
    </style:style>
    <style:style style:name="gr2" style:family="graphic" style:parent-style-name="standard">
      <style:graphic-properties svg:stroke-width="0.001cm" svg:stroke-color="#000000" draw:fill="none" draw:fill-color="#ffffff" fo:padding-top="-0.049cm" fo:padding-bottom="-0.049cm" fo:padding-left="-0.049cm" fo:padding-right="-0.049cm"/>
    </style:style>
    <style:style style:name="gr3" style:family="graphic" style:parent-style-name="standard">
      <style:graphic-properties draw:stroke="none" svg:stroke-width="0.001cm" draw:fill-color="#8f5b1a"/>
    </style:style>
    <style:style style:name="gr4" style:family="graphic" style:parent-style-name="standard">
      <style:graphic-properties draw:stroke="none" svg:stroke-width="0.001cm" draw:fill-color="#888888"/>
    </style:style>
    <style:style style:name="gr5" style:family="graphic" style:parent-style-name="standard">
      <style:graphic-properties draw:stroke="none" svg:stroke-width="0.001cm" draw:fill-color="#777777"/>
    </style:style>
    <style:style style:name="gr6" style:family="graphic" style:parent-style-name="standard">
      <style:graphic-properties draw:stroke="none" svg:stroke-width="0.001cm" draw:fill-color="#bbbbbb"/>
    </style:style>
    <style:style style:name="gr7" style:family="graphic" style:parent-style-name="standard">
      <style:graphic-properties draw:stroke="none" svg:stroke-width="0.001cm" draw:fill-color="#ffffff"/>
    </style:style>
    <style:style style:name="gr8" style:family="graphic" style:parent-style-name="standard">
      <style:graphic-properties draw:stroke="none" svg:stroke-width="0.001cm" draw:fill-color="#aaaaaa"/>
    </style:style>
    <style:style style:name="gr9" style:family="graphic" style:parent-style-name="standard">
      <style:graphic-properties draw:stroke="none" svg:stroke-width="0.001cm" draw:fill-color="#555555"/>
    </style:style>
    <style:style style:name="gr10" style:family="graphic" style:parent-style-name="standard">
      <style:graphic-properties draw:stroke="none" svg:stroke-width="0.001cm" draw:fill-color="#008077"/>
    </style:style>
    <style:style style:name="gr11" style:family="graphic" style:parent-style-name="standard">
      <style:graphic-properties svg:stroke-width="0.001cm" svg:stroke-color="#e2e2e2" draw:fill="none" draw:fill-color="#ffffff" fo:padding-top="-0.049cm" fo:padding-bottom="-0.049cm" fo:padding-left="-0.049cm" fo:padding-right="-0.049cm"/>
    </style:style>
  </office:automatic-styles>
  <office:body>
    <office:drawing>
      <draw:page draw:name="page1" draw:style-name="dp1" draw:master-page-name="Default">
        <draw:g>
          <draw:glue-point draw:id="4" svg:x="-2.659cm" svg:y="-5cm"/>
          <draw:glue-point draw:id="5" svg:x="-1.223cm" svg:y="-5cm"/>
          <draw:glue-point draw:id="6" svg:x="-2.764cm" svg:y="5cm"/>
          <draw:glue-point draw:id="7" svg:x="-5cm" svg:y="-1.084cm"/>
          <draw:glue-point draw:id="8" svg:x="-5cm" svg:y="3.849cm"/>
          <draw:glue-point draw:id="9" svg:x="-5cm" svg:y="1.383cm"/>
          <draw:glue-point draw:id="10" svg:x="-5cm" svg:y="-0.554cm"/>
          <draw:glue-point draw:id="11" svg:x="5cm" svg:y="-3.806cm"/>
          <draw:glue-point draw:id="12" svg:x="-2.706cm" svg:y="-0.652cm"/>
          <draw:polygon draw:style-name="gr1" draw:layer="layout" svg:width="0.177cm" svg:height="0.19cm" svg:x="0.225cm" svg:y="0.345cm" svg:viewBox="0 0 178 191" draw:points="178,191 138,35 80,0 0,155">
            <text:p/>
          </draw:polygon>
          <draw:polygon draw:style-name="gr2" draw:layer="layout" svg:width="0.177cm" svg:height="0.19cm" svg:x="0.225cm" svg:y="0.345cm" svg:viewBox="0 0 178 191" draw:points="178,191 138,35 80,0 0,155">
            <text:p/>
          </draw:polygon>
          <draw:polygon draw:style-name="gr3" draw:layer="layout" svg:width="0.411cm" svg:height="0.442cm" svg:x="0.119cm" svg:y="0cm" svg:viewBox="0 0 412 443" draw:points="283,0 359,17 398,106 403,203 390,305 412,358 385,412 319,443 217,434 115,434 35,416 0,358 30,239 48,163 71,92 110,26 177,8">
            <text:p/>
          </draw:polygon>
          <draw:polygon draw:style-name="gr2" draw:layer="layout" svg:width="0.411cm" svg:height="0.442cm" svg:x="0.119cm" svg:y="0cm" svg:viewBox="0 0 412 443" draw:points="283,0 359,17 398,106 403,203 390,305 412,358 385,412 319,443 217,434 115,434 35,416 0,358 30,239 48,163 71,92 110,26 177,8">
            <text:p/>
          </draw:polygon>
          <draw:polygon draw:style-name="gr4" draw:layer="layout" svg:width="0.146cm" svg:height="0.337cm" svg:x="1.119cm" svg:y="0.212cm" svg:viewBox="0 0 147 338" draw:points="120,0 147,26 31,338 0,315">
            <text:p/>
          </draw:polygon>
          <draw:polygon draw:style-name="gr2" draw:layer="layout" svg:width="0.146cm" svg:height="0.337cm" svg:x="1.119cm" svg:y="0.212cm" svg:viewBox="0 0 147 338" draw:points="120,0 147,26 31,338 0,315">
            <text:p/>
          </draw:polygon>
          <draw:polygon draw:style-name="gr5" draw:layer="layout" svg:width="0.398cm" svg:height="0.04cm" svg:x="0.752cm" svg:y="0.509cm" svg:viewBox="0 0 399 41" draw:points="372,13 0,0 13,22 399,41">
            <text:p/>
          </draw:polygon>
          <draw:polygon draw:style-name="gr2" draw:layer="layout" svg:width="0.398cm" svg:height="0.04cm" svg:x="0.752cm" svg:y="0.509cm" svg:viewBox="0 0 399 41" draw:points="372,13 0,0 13,22 399,41">
            <text:p/>
          </draw:polygon>
          <draw:polygon draw:style-name="gr6" draw:layer="layout" svg:width="0.487cm" svg:height="0.31cm" svg:x="0.752cm" svg:y="0.212cm" svg:viewBox="0 0 488 311" draw:points="488,0 372,311 0,297 110,4">
            <text:p/>
          </draw:polygon>
          <draw:polygon draw:style-name="gr2" draw:layer="layout" svg:width="0.487cm" svg:height="0.31cm" svg:x="0.752cm" svg:y="0.212cm" svg:viewBox="0 0 488 311" draw:points="488,0 372,311 0,297 110,4">
            <text:p/>
          </draw:polygon>
          <draw:polygon draw:style-name="gr7" draw:layer="layout" svg:width="0.403cm" svg:height="0.244cm" svg:x="0.792cm" svg:y="0.248cm" svg:viewBox="0 0 404 245" draw:points="404,0 310,245 0,240 93,4">
            <text:p/>
          </draw:polygon>
          <draw:polygon draw:style-name="gr2" draw:layer="layout" svg:width="0.403cm" svg:height="0.244cm" svg:x="0.792cm" svg:y="0.248cm" svg:viewBox="0 0 404 245" draw:points="404,0 310,245 0,240 93,4">
            <text:p/>
          </draw:polygon>
          <draw:polygon draw:style-name="gr1" draw:layer="layout" svg:width="0.177cm" svg:height="0.421cm" svg:x="0.513cm" svg:y="1.04cm" svg:viewBox="0 0 178 422" draw:points="111,71 142,62 115,138 111,204 124,311 178,390 164,422 53,377 22,311 22,253 0,199 17,75 35,0">
            <text:p/>
          </draw:polygon>
          <draw:polygon draw:style-name="gr1" draw:layer="layout" svg:width="0.177cm" svg:height="0.421cm" svg:x="0.513cm" svg:y="1.04cm" svg:viewBox="0 0 178 422" draw:points="111,71 142,62 115,138 111,204 124,311 178,390 164,422 53,377 22,311 22,253 0,199 17,75 35,0">
            <text:p/>
          </draw:polygon>
          <draw:polyline draw:style-name="gr2" draw:layer="layout" svg:width="0.177cm" svg:height="0.421cm" svg:x="0.513cm" svg:y="1.04cm" svg:viewBox="0 0 178 422" draw:points="111,71 142,62 115,138 111,204 124,311 178,390 164,422 53,377 22,311 22,253 0,199 17,75 35,0">
            <text:p/>
          </draw:polyline>
          <draw:polygon draw:style-name="gr5" draw:layer="layout" svg:width="0.247cm" svg:height="0.146cm" svg:x="0.5cm" svg:y="1.327cm" svg:viewBox="0 0 248 147" draw:points="22,0 48,0 84,31 115,62 150,80 172,62 203,93 248,111 239,138 190,142 137,142 93,129 70,106 57,84 44,129 35,147 22,147 9,98 0,53 0,17">
            <text:p/>
          </draw:polygon>
          <draw:polygon draw:style-name="gr2" draw:layer="layout" svg:width="0.247cm" svg:height="0.146cm" svg:x="0.5cm" svg:y="1.327cm" svg:viewBox="0 0 248 147" draw:points="22,0 48,0 84,31 115,62 150,80 172,62 203,93 248,111 239,138 190,142 137,142 93,129 70,106 57,84 44,129 35,147 22,147 9,98 0,53 0,17">
            <text:p/>
          </draw:polygon>
          <draw:polygon draw:style-name="gr8" draw:layer="layout" svg:width="0.739cm" svg:height="0.562cm" svg:x="0cm" svg:y="1.438cm" svg:viewBox="0 0 740 563" draw:points="407,146 602,0 629,0 651,31 651,66 646,106 624,132 598,128 580,119 580,101 473,203 651,314 699,354 735,399 740,439 740,478 712,510 673,514 655,487 646,461 655,407 593,363 416,261 332,439 354,474 354,523 332,563 283,554 252,523 243,470 261,425 274,394 323,243 97,257 88,306 66,336 35,350 8,332 0,301 3,239 44,199 115,186 314,164 243,97 230,124 199,132 172,97 168,66 177,35 203,9 238,22 261,39 292,62">
            <text:p/>
          </draw:polygon>
          <draw:polygon draw:style-name="gr2" draw:layer="layout" svg:width="0.739cm" svg:height="0.562cm" svg:x="0cm" svg:y="1.438cm" svg:viewBox="0 0 740 563" draw:points="407,146 602,0 629,0 651,31 651,66 646,106 624,132 598,128 580,119 580,101 473,203 651,314 699,354 735,399 740,439 740,478 712,510 673,514 655,487 646,461 655,407 593,363 416,261 332,439 354,474 354,523 332,563 283,554 252,523 243,470 261,425 274,394 323,243 97,257 88,306 66,336 35,350 8,332 0,301 3,239 44,199 115,186 314,164 243,97 230,124 199,132 172,97 168,66 177,35 203,9 238,22 261,39 292,62">
            <text:p/>
          </draw:polygon>
          <draw:polygon draw:style-name="gr8" draw:layer="layout" svg:width="0.08cm" svg:height="0.287cm" svg:x="0.354cm" svg:y="1.332cm" svg:viewBox="0 0 81 288" draw:points="81,288 81,0 0,0 0,283">
            <text:p/>
          </draw:polygon>
          <draw:polygon draw:style-name="gr8" draw:layer="layout" svg:width="0.08cm" svg:height="0.287cm" svg:x="0.354cm" svg:y="1.332cm" svg:viewBox="0 0 81 288" draw:points="81,288 81,0 0,0 0,283">
            <text:p/>
          </draw:polygon>
          <draw:polyline draw:style-name="gr2" draw:layer="layout" svg:width="0.08cm" svg:height="0.287cm" svg:x="0.354cm" svg:y="1.332cm" svg:viewBox="0 0 81 288" draw:points="81,288 81,0 0,0 0,283">
            <text:p/>
          </draw:polyline>
          <draw:polygon draw:style-name="gr1" draw:layer="layout" svg:width="0.239cm" svg:height="0.589cm" svg:x="0.645cm" svg:y="1.035cm" svg:viewBox="0 0 240 590" draw:points="178,0 168,146 160,261 160,376 178,465 240,554 222,590 75,518 53,514 62,438 66,403 39,323 26,239 0,75">
            <text:p/>
          </draw:polygon>
          <draw:polygon draw:style-name="gr1" draw:layer="layout" svg:width="0.239cm" svg:height="0.589cm" svg:x="0.645cm" svg:y="1.035cm" svg:viewBox="0 0 240 590" draw:points="178,0 168,146 160,261 160,376 178,465 240,554 222,590 75,518 53,514 62,438 66,403 39,323 26,239 0,75">
            <text:p/>
          </draw:polygon>
          <draw:polyline draw:style-name="gr2" draw:layer="layout" svg:width="0.239cm" svg:height="0.589cm" svg:x="0.645cm" svg:y="1.035cm" svg:viewBox="0 0 240 590" draw:points="178,0 168,146 160,261 160,376 178,465 240,554 222,590 75,518 53,514 62,438 66,403 39,323 26,239 0,75">
            <text:p/>
          </draw:polyline>
          <draw:polygon draw:style-name="gr5" draw:layer="layout" svg:width="0.301cm" svg:height="0.159cm" svg:x="0.685cm" svg:y="1.509cm" svg:viewBox="0 0 302 160" draw:points="13,0 44,8 84,39 124,66 173,70 191,48 222,70 271,93 302,110 302,141 257,155 191,155 146,141 93,115 57,106 49,119 44,160 26,155 13,101 0,61 4,22">
            <text:p/>
          </draw:polygon>
          <draw:polygon draw:style-name="gr2" draw:layer="layout" svg:width="0.301cm" svg:height="0.159cm" svg:x="0.685cm" svg:y="1.509cm" svg:viewBox="0 0 302 160" draw:points="13,0 44,8 84,39 124,66 173,70 191,48 222,70 271,93 302,110 302,141 257,155 191,155 146,141 93,115 57,106 49,119 44,160 26,155 13,101 0,61 4,22">
            <text:p/>
          </draw:polygon>
          <draw:polygon draw:style-name="gr9" draw:layer="layout" svg:width="0.761cm" svg:height="0.407cm" svg:x="0.084cm" svg:y="0.907cm" svg:viewBox="0 0 762 408" draw:points="483,75 669,0 748,75 762,141 664,248 620,306 487,359 88,408 17,350 0,195 146,124">
            <text:p/>
          </draw:polygon>
          <draw:polygon draw:style-name="gr2" draw:layer="layout" svg:width="0.761cm" svg:height="0.407cm" svg:x="0.084cm" svg:y="0.907cm" svg:viewBox="0 0 762 408" draw:points="483,75 669,0 748,75 762,141 664,248 620,306 487,359 88,408 17,350 0,195 146,124">
            <text:p/>
          </draw:polygon>
          <draw:polygon draw:style-name="gr8" draw:layer="layout" svg:width="0.182cm" svg:height="0.159cm" svg:x="0.973cm" svg:y="0.527cm" svg:viewBox="0 0 183 160" draw:points="146,0 183,31 169,84 4,160 0,119">
            <text:p/>
          </draw:polygon>
          <draw:polygon draw:style-name="gr2" draw:layer="layout" svg:width="0.182cm" svg:height="0.159cm" svg:x="0.973cm" svg:y="0.527cm" svg:viewBox="0 0 183 160" draw:points="146,0 183,31 169,84 4,160 0,119">
            <text:p/>
          </draw:polygon>
          <draw:polygon draw:style-name="gr6" draw:layer="layout" svg:width="0.588cm" svg:height="0.133cm" svg:x="0.535cm" svg:y="0.513cm" svg:viewBox="0 0 589 134" draw:points="589,17 207,0 0,76 438,134">
            <text:p/>
          </draw:polygon>
          <draw:polygon draw:style-name="gr2" draw:layer="layout" svg:width="0.588cm" svg:height="0.133cm" svg:x="0.535cm" svg:y="0.513cm" svg:viewBox="0 0 589 134" draw:points="589,17 207,0 0,76 438,134">
            <text:p/>
          </draw:polygon>
          <draw:polygon draw:style-name="gr5" draw:layer="layout" svg:width="0.442cm" svg:height="0.106cm" svg:x="0.535cm" svg:y="0.579cm" svg:viewBox="0 0 443 107" draw:points="438,66 443,107 0,40 0,0">
            <text:p/>
          </draw:polygon>
          <draw:polygon draw:style-name="gr2" draw:layer="layout" svg:width="0.442cm" svg:height="0.106cm" svg:x="0.535cm" svg:y="0.579cm" svg:viewBox="0 0 443 107" draw:points="438,66 443,107 0,40 0,0">
            <text:p/>
          </draw:polygon>
          <draw:polygon draw:style-name="gr4" draw:layer="layout" svg:width="0.699cm" svg:height="0.721cm" svg:x="0.053cm" svg:y="0.442cm" svg:viewBox="0 0 700 722" draw:points="310,13 478,75 518,119 514,70 584,66 700,363 673,447 575,465 460,425 465,580 487,606 438,673 327,708 230,713 137,722 79,708 35,682 4,673 30,544 0,518 9,425 13,327 39,208 35,132 66,44 119,0 221,4 301,17">
            <text:p/>
          </draw:polygon>
          <draw:polygon draw:style-name="gr4" draw:layer="layout" svg:width="0.699cm" svg:height="0.721cm" svg:x="0.053cm" svg:y="0.442cm" svg:viewBox="0 0 700 722" draw:points="310,13 478,75 518,119 514,70 584,66 700,363 673,447 575,465 460,425 465,580 487,606 438,673 327,708 230,713 137,722 79,708 35,682 4,673 30,544 0,518 9,425 13,327 39,208 35,132 66,44 119,0 221,4 301,17">
            <text:p/>
          </draw:polygon>
          <draw:polyline draw:style-name="gr2" draw:layer="layout" svg:width="0.699cm" svg:height="0.721cm" svg:x="0.053cm" svg:y="0.442cm" svg:viewBox="0 0 700 722" draw:points="310,13 478,75 518,119 514,70 584,66 700,363 673,447 575,465 460,425 465,580 487,606 438,673 327,708 230,713 137,722 79,708 35,682 4,673 30,544 0,518 9,425 13,327 39,208 35,132 66,44 119,0 221,4 301,17">
            <text:p/>
          </draw:polyline>
          <draw:polygon draw:style-name="gr10" draw:layer="layout" svg:width="0.628cm" svg:height="0.186cm" svg:x="0.075cm" svg:y="1.19cm" svg:viewBox="0 0 629 187" draw:points="629,17 624,75 562,107 412,151 257,187 88,178 30,146 0,88 13,62 124,93 319,75 482,35 598,0">
            <text:p/>
          </draw:polygon>
          <draw:polygon draw:style-name="gr2" draw:layer="layout" svg:width="0.628cm" svg:height="0.186cm" svg:x="0.075cm" svg:y="1.19cm" svg:viewBox="0 0 629 187" draw:points="629,17 624,75 562,107 412,151 257,187 88,178 30,146 0,88 13,62 124,93 319,75 482,35 598,0">
            <text:p/>
          </draw:polygon>
          <draw:polygon draw:style-name="gr8" draw:layer="layout" svg:width="0.19cm" svg:height="0.451cm" svg:x="0.124cm" svg:y="0.934cm" svg:viewBox="0 0 191 452" draw:points="93,22 93,296 115,412 191,447 115,452 49,447 13,399 0,310 0,217 0,110 13,0">
            <text:p/>
          </draw:polygon>
          <draw:polygon draw:style-name="gr8" draw:layer="layout" svg:width="0.19cm" svg:height="0.451cm" svg:x="0.124cm" svg:y="0.934cm" svg:viewBox="0 0 191 452" draw:points="93,22 93,296 115,412 191,447 115,452 49,447 13,399 0,310 0,217 0,110 13,0">
            <text:p/>
          </draw:polygon>
          <draw:polyline draw:style-name="gr2" draw:layer="layout" svg:width="0.19cm" svg:height="0.451cm" svg:x="0.124cm" svg:y="0.934cm" svg:viewBox="0 0 191 452" draw:points="93,22 93,296 115,412 191,447 115,452 49,447 13,399 0,310 0,217 0,110 13,0">
            <text:p/>
          </draw:polyline>
          <draw:polygon draw:style-name="gr10" draw:layer="layout" svg:width="0.469cm" svg:height="0.372cm" svg:x="0.009cm" svg:y="0.646cm" svg:viewBox="0 0 470 373" draw:points="434,48 470,88 470,97 465,226 451,324 425,355 376,373 279,373 128,355 22,324 0,244 4,137 22,48 44,13 88,0 208,22 350,40">
            <text:p/>
          </draw:polygon>
          <draw:polygon draw:style-name="gr2" draw:layer="layout" svg:width="0.469cm" svg:height="0.372cm" svg:x="0.009cm" svg:y="0.646cm" svg:viewBox="0 0 470 373" draw:points="434,48 470,88 470,97 465,226 451,324 425,355 376,373 279,373 128,355 22,324 0,244 4,137 22,48 44,13 88,0 208,22 350,40">
            <text:p/>
          </draw:polygon>
          <draw:polygon draw:style-name="gr8" draw:layer="layout" svg:width="0.261cm" svg:height="0.265cm" svg:x="0.442cm" svg:y="0.199cm" svg:viewBox="0 0 262 266" draw:points="124,35 115,21 102,8 88,0 71,0 53,0 40,8 31,17 22,26 13,35 9,44 0,53 0,70 4,93 17,119 31,146 44,163 62,181 80,203 97,221 102,230 111,243 120,252 133,261 155,266 186,266 209,256 230,252 248,235 257,217 262,199 253,177 248,163 235,146 222,137 204,132 182,128 164,128 151,137 142,146 128,137 111,124 102,106 88,93 111,75 124,57">
            <text:p/>
          </draw:polygon>
          <draw:polyline draw:style-name="gr11" draw:layer="layout" svg:width="0.062cm" svg:height="0.027cm" svg:x="0.487cm" svg:y="0.208cm" svg:viewBox="0 0 63 28" draw:points="0,4 13,4 26,0 35,4 49,4 58,13 63,28">
            <text:p/>
          </draw:polyline>
          <draw:polyline draw:style-name="gr11" draw:layer="layout" svg:width="0.079cm" svg:height="0.12cm" svg:x="0.602cm" svg:y="0.332cm" svg:viewBox="0 0 80 121" draw:points="0,4 13,0 31,0 49,4 62,18 70,35 75,53 80,76 75,94 70,107 62,121">
            <text:p/>
          </draw:polyline>
          <draw:polygon draw:style-name="gr2" draw:layer="layout" svg:width="0.261cm" svg:height="0.261cm" svg:x="0.438cm" svg:y="0.199cm" svg:viewBox="0 0 262 262" draw:points="124,35 115,21 102,8 88,0 71,0 58,0 40,8 31,17 22,26 13,35 9,44 0,53 0,70 4,93 17,119 31,146 44,164 62,181 79,204 98,221 102,230 111,239 119,248 133,257 159,262 186,262 208,257 230,248 248,235 257,213 262,195 253,177 248,159 235,146 222,137 204,132 182,128 164,128 155,137 142,141 129,137 115,124 102,106 88,93 115,75 124,57">
            <text:p/>
          </draw:polygon>
          <draw:polygon draw:style-name="gr1" draw:layer="layout" svg:width="0.119cm" svg:height="0.208cm" svg:x="0.544cm" svg:y="0.314cm" svg:viewBox="0 0 120 209" draw:points="26,209 8,66 0,0 17,8 26,30 40,4 49,4 58,26 84,0 93,4 84,26 111,8 120,17 106,75 93,106 89,128 89,195">
            <text:p/>
          </draw:polygon>
          <draw:polygon draw:style-name="gr2" draw:layer="layout" svg:width="0.119cm" svg:height="0.208cm" svg:x="0.544cm" svg:y="0.314cm" svg:viewBox="0 0 120 209" draw:points="26,209 8,66 0,0 17,8 26,30 40,4 49,4 58,26 84,0 93,4 84,26 111,8 120,17 106,75 93,106 89,128 89,195">
            <text:p/>
          </draw:polygon>
          <draw:polyline draw:style-name="gr2" draw:layer="layout" svg:width="0.137cm" svg:height="0.27cm" svg:x="0.57cm" svg:y="0.566cm" svg:viewBox="0 0 138 271" draw:points="0,0 62,79 97,160 124,208 138,240 138,271">
            <text:p/>
          </draw:polyline>
          <draw:polyline draw:style-name="gr2" draw:layer="layout" svg:width="0.018cm" svg:height="0.053cm" svg:x="0.681cm" svg:y="0.774cm" svg:viewBox="0 0 19 54" draw:points="14,0 19,27 0,54">
            <text:p/>
          </draw:poly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Sitting Woman right</dc:title>
    <meta:creation-date>2011-02-07T16:38:51</meta:creation-date>
    <meta:editing-duration>P0D</meta:editing-duration>
    <meta:editing-cycles>1</meta:editing-cycles>
    <meta:document-statistic meta:object-count="54"/>
    <meta:generator>OpenOffice.org/3.3$Linux OpenOffice.org_project/330m20$Build-9567</meta:generator>
  </office:meta>
</office:document-meta>
</file>